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16000003A0F4A6E1D0D7B4CF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7cm" svg:height="19.969cm" draw:z-index="0"><draw:image xlink:href="Pictures/1000000000000316000003A0F4A6E1D0D7B4CF5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2:21:09.030000000</meta:creation-date>
    <dc:date>2018-10-13T12:52:56.348000000</dc:date>
    <meta:editing-duration>PT46S</meta:editing-duration>
    <meta:editing-cycles>3</meta:editing-cycles>
    <meta:generator>LibreOffice/5.3.2.2$Windows_x86 LibreOffice_project/6cd4f1ef626f15116896b1d8e1398b56da0d0ee1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